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size="7pt" officeooo:rsid="001358c9" officeooo:paragraph-rsid="001358c9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. <text:s text:c="4"/>Time <text:s text:c="10"/>Source <text:s text:c="15"/>Destination <text:s text:c="10"/>Protocol Length Info</text:p>
      <text:p text:style-name="P1"><text:s text:c="6"/>1 0.000000000 <text:s text:c="3"/>127.0.0.1 <text:s text:c="12"/>127.0.0.1 <text:s text:c="12"/>TCP <text:s text:c="5"/>76 <text:s text:c="4"/>37015→8070 [SYN] Seq=0 Win=43690 Len=0 MSS=65495 SACK_PERM=1 TSval=29152105 TSecr=0 WS=128</text:p>
      <text:p text:style-name="P1"/>
      <text:p text:style-name="P1">Frame 1: 76 bytes on wire (608 bits), 76 bytes captured (608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0, Len: 0</text:p>
      <text:p text:style-name="P1"/>
      <text:p text:style-name="P1">0000 <text:s/>00 00 03 04 00 06 00 00 00 00 00 00 00 00 08 00 <text:s text:c="2"/>................</text:p>
      <text:p text:style-name="P1">0010 <text:s/>45 00 00 3c f5 46 40 00 40 06 47 73 7f 00 00 01 <text:s text:c="2"/>E..&lt;.F@.@.Gs....</text:p>
      <text:p text:style-name="P1">0020 <text:s/>7f 00 00 01 90 97 1f 86 b3 3a 26 2f 00 00 00 00 <text:s text:c="2"/>.........:&amp;/....</text:p>
      <text:p text:style-name="P1">0030 <text:s/>a0 02 aa aa fe 30 00 00 02 04 ff d7 04 02 08 0a <text:s text:c="2"/>.....0..........</text:p>
      <text:p text:style-name="P1">0040 <text:s/>01 bc d3 69 00 00 00 00 01 03 03 07 <text:s text:c="14"/>...i........</text:p>
      <text:p text:style-name="P1"/>
      <text:p text:style-name="P1">No. <text:s text:c="4"/>Time <text:s text:c="10"/>Source <text:s text:c="15"/>Destination <text:s text:c="10"/>Protocol Length Info</text:p>
      <text:p text:style-name="P1"><text:s text:c="6"/>2 0.000012000 <text:s text:c="3"/>127.0.0.1 <text:s text:c="12"/>127.0.0.1 <text:s text:c="12"/>TCP <text:s text:c="5"/>76 <text:s text:c="4"/>8070→37015 [SYN, ACK] Seq=0 Ack=1 Win=43690 Len=0 MSS=65495 SACK_PERM=1 TSval=29152105 TSecr=29152105 WS=128</text:p>
      <text:p text:style-name="P1"/>
      <text:p text:style-name="P1">Frame 2: 76 bytes on wire (608 bits), 76 bytes captured (608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0, Ack: 1, Len: 0</text:p>
      <text:p text:style-name="P1"/>
      <text:p text:style-name="P1">0000 <text:s/>00 00 03 04 00 06 00 00 00 00 00 00 00 00 08 00 <text:s text:c="2"/>................</text:p>
      <text:p text:style-name="P1">0010 <text:s/>45 00 00 3c 00 00 40 00 40 06 3c ba 7f 00 00 01 <text:s text:c="2"/>E..&lt;..@.@.&lt;.....</text:p>
      <text:p text:style-name="P1">0020 <text:s/>7f 00 00 01 1f 86 90 97 cd 9f c8 bf b3 3a 26 30 <text:s text:c="2"/>.............:&amp;0</text:p>
      <text:p text:style-name="P1">0030 <text:s/>a0 12 aa aa fe 30 00 00 02 04 ff d7 04 02 08 0a <text:s text:c="2"/>.....0..........</text:p>
      <text:p text:style-name="P1">0040 <text:s/>01 bc d3 69 01 bc d3 69 01 03 03 07 <text:s text:c="14"/>...i...i....</text:p>
      <text:p text:style-name="P1"/>
      <text:p text:style-name="P1">No. <text:s text:c="4"/>Time <text:s text:c="10"/>Source <text:s text:c="15"/>Destination <text:s text:c="10"/>Protocol Length Info</text:p>
      <text:p text:style-name="P1"><text:s text:c="6"/>3 0.000038000 <text:s text:c="3"/>127.0.0.1 <text:s text:c="12"/>127.0.0.1 <text:s text:c="12"/>TCP <text:s text:c="5"/>68 <text:s text:c="4"/>37015→8070 [ACK] Seq=1 Ack=1 Win=43776 Len=0 TSval=29152105 TSecr=29152105</text:p>
      <text:p text:style-name="P1"/>
      <text:p text:style-name="P1">Frame 3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1, Ack: 1, Len: 0</text:p>
      <text:p text:style-name="P1"/>
      <text:p text:style-name="P1">0000 <text:s/>00 00 03 04 00 06 00 00 00 00 00 00 00 00 08 00 <text:s text:c="2"/>................</text:p>
      <text:p text:style-name="P1">0010 <text:s/>45 00 00 34 f5 47 40 00 40 06 47 7a 7f 00 00 01 <text:s text:c="2"/>E..4.G@.@.Gz....</text:p>
      <text:p text:style-name="P1">0020 <text:s/>7f 00 00 01 90 97 1f 86 b3 3a 26 30 cd 9f c8 c0 <text:s text:c="2"/>.........:&amp;0....</text:p>
      <text:p text:style-name="P1">0030 <text:s/>80 10 01 56 fe 28 00 00 01 01 08 0a 01 bc d3 69 <text:s text:c="2"/>...V.(.........i</text:p>
      <text:p text:style-name="P1">0040 <text:s/>01 bc d3 69 <text:s text:c="38"/>...i</text:p>
      <text:p text:style-name="P1"/>
      <text:p text:style-name="P1">No. <text:s text:c="4"/>Time <text:s text:c="10"/>Source <text:s text:c="15"/>Destination <text:s text:c="10"/>Protocol Length Info</text:p>
      <text:p text:style-name="P1"><text:s text:c="6"/>4 31.004536000 <text:s text:c="2"/>127.0.0.1 <text:s text:c="12"/>127.0.0.1 <text:s text:c="12"/>TCP <text:s text:c="5"/>89 <text:s text:c="4"/>37015→8070 [PSH, ACK] Seq=1 Ack=1 Win=43776 Len=21 TSval=29183110 TSecr=29152105</text:p>
      <text:p text:style-name="P1"/>
      <text:p text:style-name="P1">Frame 4: 89 bytes on wire (712 bits), 89 bytes captured (712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1, Ack: 1, Len: 21</text:p>
      <text:p text:style-name="P1">Data (21 bytes)</text:p>
      <text:p text:style-name="P1"><text:s text:c="4"/>Data: 55505045524341455345206669727374c3b66e650a</text:p>
      <text:p text:style-name="P1"><text:s text:c="4"/>[Length: 21]</text:p>
      <text:p text:style-name="P1"/>
      <text:p text:style-name="P1">0000 <text:s/>00 00 03 04 00 06 00 00 00 00 00 00 00 00 08 00 <text:s text:c="2"/>................</text:p>
      <text:p text:style-name="P1">0010 <text:s/>45 00 00 49 f5 48 40 00 40 06 47 64 7f 00 00 01 <text:s text:c="2"/>E..I.H@.@.Gd....</text:p>
      <text:p text:style-name="P1">0020 <text:s/>7f 00 00 01 90 97 1f 86 b3 3a 26 30 cd 9f c8 c0 <text:s text:c="2"/>.........:&amp;0....</text:p>
      <text:p text:style-name="P1">0030 <text:s/>80 18 01 56 fe 3d 00 00 01 01 08 0a 01 bd 4c 86 <text:s text:c="2"/>...V.=........L.</text:p>
      <text:p text:style-name="P1">0040 <text:s/>01 bc d3 69 55 50 50 45 52 43 41 45 53 45 20 66 <text:s text:c="2"/>...iUPPERCAESE f</text:p>
      <text:p text:style-name="P1">0050 <text:s/>69 72 73 74 c3 b6 6e 65 0a <text:s text:c="23"/>irst..ne.</text:p>
      <text:p text:style-name="P1"><text:soft-page-break/></text:p>
      <text:p text:style-name="P1">No. <text:s text:c="4"/>Time <text:s text:c="10"/>Source <text:s text:c="15"/>Destination <text:s text:c="10"/>Protocol Length Info</text:p>
      <text:p text:style-name="P1"><text:s text:c="6"/>5 31.004566000 <text:s text:c="2"/>127.0.0.1 <text:s text:c="12"/>127.0.0.1 <text:s text:c="12"/>TCP <text:s text:c="5"/>68 <text:s text:c="4"/>8070→37015 [ACK] Seq=1 Ack=22 Win=43776 Len=0 TSval=29183110 TSecr=29183110</text:p>
      <text:p text:style-name="P1"/>
      <text:p text:style-name="P1">Frame 5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1, Ack: 22, Len: 0</text:p>
      <text:p text:style-name="P1"/>
      <text:p text:style-name="P1">0000 <text:s/>00 00 03 04 00 06 00 00 00 00 00 00 00 00 08 00 <text:s text:c="2"/>................</text:p>
      <text:p text:style-name="P1">0010 <text:s/>45 00 00 34 1b a9 40 00 40 06 21 19 7f 00 00 01 <text:s text:c="2"/>E..4..@.@.!.....</text:p>
      <text:p text:style-name="P1">0020 <text:s/>7f 00 00 01 1f 86 90 97 cd 9f c8 c0 b3 3a 26 45 <text:s text:c="2"/>.............:&amp;E</text:p>
      <text:p text:style-name="P1">0030 <text:s/>80 10 01 56 fe 28 00 00 01 01 08 0a 01 bd 4c 86 <text:s text:c="2"/>...V.(........L.</text:p>
      <text:p text:style-name="P1">0040 <text:s/>01 bd 4c 86 <text:s text:c="38"/>..L.</text:p>
      <text:p text:style-name="P1"/>
      <text:p text:style-name="P1">No. <text:s text:c="4"/>Time <text:s text:c="10"/>Source <text:s text:c="15"/>Destination <text:s text:c="10"/>Protocol Length Info</text:p>
      <text:p text:style-name="P1"><text:s text:c="6"/>6 31.008848000 <text:s text:c="2"/>127.0.0.1 <text:s text:c="12"/>127.0.0.1 <text:s text:c="12"/>TCP <text:s text:c="5"/>90 <text:s text:c="4"/>8070→37015 [PSH, ACK] Seq=1 Ack=22 Win=43776 Len=22 TSval=29183114 TSecr=29183110</text:p>
      <text:p text:style-name="P1"/>
      <text:p text:style-name="P1">Frame 6: 90 bytes on wire (720 bits), 90 bytes captured (720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1, Ack: 22, Len: 22</text:p>
      <text:p text:style-name="P1">Data (22 bytes)</text:p>
      <text:p text:style-name="P1"><text:s text:c="4"/>Data: 4552524f5220554e4b4e4f574e20434f4d4d414e440a</text:p>
      <text:p text:style-name="P1"><text:s text:c="4"/>[Length: 22]</text:p>
      <text:p text:style-name="P1"/>
      <text:p text:style-name="P1">0000 <text:s/>00 00 03 04 00 06 00 00 00 00 00 00 00 00 08 00 <text:s text:c="2"/>................</text:p>
      <text:p text:style-name="P1">0010 <text:s/>45 00 00 4a 1b aa 40 00 40 06 21 02 7f 00 00 01 <text:s text:c="2"/>E..J..@.@.!.....</text:p>
      <text:p text:style-name="P1">0020 <text:s/>7f 00 00 01 1f 86 90 97 cd 9f c8 c0 b3 3a 26 45 <text:s text:c="2"/>.............:&amp;E</text:p>
      <text:p text:style-name="P1">0030 <text:s/>80 18 01 56 fe 3e 00 00 01 01 08 0a 01 bd 4c 8a <text:s text:c="2"/>...V.&gt;........L.</text:p>
      <text:p text:style-name="P1">0040 <text:s/>01 bd 4c 86 45 52 52 4f 52 20 55 4e 4b 4e 4f 57 <text:s text:c="2"/>..L.ERROR UNKNOW</text:p>
      <text:p text:style-name="P1">0050 <text:s/>4e 20 43 4f 4d 4d 41 4e 44 0a <text:s text:c="20"/>N COMMAND.</text:p>
      <text:p text:style-name="P1"/>
      <text:p text:style-name="P1">No. <text:s text:c="4"/>Time <text:s text:c="10"/>Source <text:s text:c="15"/>Destination <text:s text:c="10"/>Protocol Length Info</text:p>
      <text:p text:style-name="P1"><text:s text:c="6"/>7 31.008866000 <text:s text:c="2"/>127.0.0.1 <text:s text:c="12"/>127.0.0.1 <text:s text:c="12"/>TCP <text:s text:c="5"/>68 <text:s text:c="4"/>37015→8070 [ACK] Seq=22 Ack=23 Win=43776 Len=0 TSval=29183114 TSecr=29183114</text:p>
      <text:p text:style-name="P1"/>
      <text:p text:style-name="P1">Frame 7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22, Ack: 23, Len: 0</text:p>
      <text:p text:style-name="P1"/>
      <text:p text:style-name="P1">0000 <text:s/>00 00 03 04 00 06 00 00 00 00 00 00 00 00 08 00 <text:s text:c="2"/>................</text:p>
      <text:p text:style-name="P1">0010 <text:s/>45 00 00 34 f5 49 40 00 40 06 47 78 7f 00 00 01 <text:s text:c="2"/>E..4.I@.@.Gx....</text:p>
      <text:p text:style-name="P1">0020 <text:s/>7f 00 00 01 90 97 1f 86 b3 3a 26 45 cd 9f c8 d6 <text:s text:c="2"/>.........:&amp;E....</text:p>
      <text:p text:style-name="P1">0030 <text:s/>80 10 01 56 fe 28 00 00 01 01 08 0a 01 bd 4c 8a <text:s text:c="2"/>...V.(........L.</text:p>
      <text:p text:style-name="P1">0040 <text:s/>01 bd 4c 8a <text:s text:c="38"/>..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. <text:s text:c="4"/>Time <text:s text:c="10"/>Source <text:s text:c="15"/>Destination <text:s text:c="10"/>Protocol Length Info</text:p>
      <text:p text:style-name="P1"><text:s text:c="6"/>8 66.253236000 <text:s text:c="2"/>127.0.0.1 <text:s text:c="12"/>127.0.0.1 <text:s text:c="12"/>TCP <text:s text:c="5"/>89 <text:s text:c="4"/>37015→8070 [PSH, ACK] Seq=22 Ack=23 Win=43776 Len=21 TSval=29218359 TSecr=29183114</text:p>
      <text:p text:style-name="P1"/>
      <text:p text:style-name="P1">Frame 8: 89 bytes on wire (712 bits), 89 bytes captured (712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22, Ack: 23, Len: 21</text:p>
      <text:p text:style-name="P1">Data (21 bytes)</text:p>
      <text:p text:style-name="P1"><text:s text:c="4"/>Data: 555050455243415345207365636f6e64c3a46e650a</text:p>
      <text:p text:style-name="P1"><text:s text:c="4"/>[Length: 21]</text:p>
      <text:p text:style-name="P1"/>
      <text:p text:style-name="P1">0000 <text:s/>00 00 03 04 00 06 00 00 00 00 00 00 00 00 08 00 <text:s text:c="2"/>................</text:p>
      <text:p text:style-name="P1">0010 <text:s/>45 00 00 49 f5 4a 40 00 40 06 47 62 7f 00 00 01 <text:s text:c="2"/>E..I.J@.@.Gb....</text:p>
      <text:p text:style-name="P1">0020 <text:s/>7f 00 00 01 90 97 1f 86 b3 3a 26 45 cd 9f c8 d6 <text:s text:c="2"/>.........:&amp;E....</text:p>
      <text:p text:style-name="P1">0030 <text:s/>80 18 01 56 fe 3d 00 00 01 01 08 0a 01 bd d6 37 <text:s text:c="2"/>...V.=.........7</text:p>
      <text:p text:style-name="P1">0040 <text:s/>01 bd 4c 8a 55 50 50 45 52 43 41 53 45 20 73 65 <text:s text:c="2"/>..L.UPPERCASE se</text:p>
      <text:p text:style-name="P1">0050 <text:s/>63 6f 6e 64 c3 a4 6e 65 0a <text:s text:c="23"/>cond..ne.</text:p>
      <text:p text:style-name="P1"/>
      <text:p text:style-name="P1">No. <text:s text:c="4"/>Time <text:s text:c="10"/>Source <text:s text:c="15"/>Destination <text:s text:c="10"/>Protocol Length Info</text:p>
      <text:p text:style-name="P1"><text:s text:c="6"/>9 66.253774000 <text:s text:c="2"/>127.0.0.1 <text:s text:c="12"/>127.0.0.1 <text:s text:c="12"/>TCP <text:s text:c="5"/>80 <text:s text:c="4"/>8070→37015 [PSH, ACK] Seq=23 Ack=43 Win=43776 Len=12 TSval=29218359 TSecr=29218359</text:p>
      <text:p text:style-name="P1"/>
      <text:p text:style-name="P1">Frame 9: 80 bytes on wire (640 bits), 80 bytes captured (640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23, Ack: 43, Len: 12</text:p>
      <text:p text:style-name="P1">Data (12 bytes)</text:p>
      <text:p text:style-name="P1"><text:s text:c="4"/>Data: 5345434f4e44c3844e450a0a</text:p>
      <text:p text:style-name="P1"><text:s text:c="4"/>[Length: 12]</text:p>
      <text:p text:style-name="P1"/>
      <text:p text:style-name="P1">0000 <text:s/>00 00 03 04 00 06 00 00 00 00 00 00 40 00 08 00 <text:s text:c="2"/>............@...</text:p>
      <text:p text:style-name="P1">0010 <text:s/>45 00 00 40 1b ab 40 00 40 06 21 0b 7f 00 00 01 <text:s text:c="2"/>E..@..@.@.!.....</text:p>
      <text:p text:style-name="P1">0020 <text:s/>7f 00 00 01 1f 86 90 97 cd 9f c8 d6 b3 3a 26 5a <text:s text:c="2"/>.............:&amp;Z</text:p>
      <text:p text:style-name="P1">0030 <text:s/>80 18 01 56 fe 34 00 00 01 01 08 0a 01 bd d6 37 <text:s text:c="2"/>...V.4.........7</text:p>
      <text:p text:style-name="P1">0040 <text:s/>01 bd d6 37 53 45 43 4f 4e 44 c3 84 4e 45 0a 0a <text:s text:c="2"/>...7SECOND..NE..</text:p>
      <text:p text:style-name="P1"/>
      <text:p text:style-name="P1">No. <text:s text:c="4"/>Time <text:s text:c="10"/>Source <text:s text:c="15"/>Destination <text:s text:c="10"/>Protocol Length Info</text:p>
      <text:p text:style-name="P1"><text:s text:c="5"/>10 66.253824000 <text:s text:c="2"/>127.0.0.1 <text:s text:c="12"/>127.0.0.1 <text:s text:c="12"/>TCP <text:s text:c="5"/>68 <text:s text:c="4"/>37015→8070 [ACK] Seq=43 Ack=35 Win=43776 Len=0 TSval=29218359 TSecr=29218359</text:p>
      <text:p text:style-name="P1"/>
      <text:p text:style-name="P1">Frame 10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43, Ack: 35, Len: 0</text:p>
      <text:p text:style-name="P1"/>
      <text:p text:style-name="P1">0000 <text:s/>00 00 03 04 00 06 00 00 00 00 00 00 00 01 08 00 <text:s text:c="2"/>................</text:p>
      <text:p text:style-name="P1">0010 <text:s/>45 00 00 34 f5 4b 40 00 40 06 47 76 7f 00 00 01 <text:s text:c="2"/>E..4.K@.@.Gv....</text:p>
      <text:p text:style-name="P1">0020 <text:s/>7f 00 00 01 90 97 1f 86 b3 3a 26 5a cd 9f c8 e2 <text:s text:c="2"/>.........:&amp;Z....</text:p>
      <text:p text:style-name="P1">0030 <text:s/>80 10 01 56 fe 28 00 00 01 01 08 0a 01 bd d6 37 <text:s text:c="2"/>...V.(.........7</text:p>
      <text:p text:style-name="P1">0040 <text:s/>01 bd d6 37 <text:s text:c="38"/>...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. <text:s text:c="4"/>Time <text:s text:c="10"/>Source <text:s text:c="15"/>Destination <text:s text:c="10"/>Protocol Length Info</text:p>
      <text:p text:style-name="P1"><text:s text:c="5"/>11 88.732085000 <text:s text:c="2"/>127.0.0.1 <text:s text:c="12"/>127.0.0.1 <text:s text:c="12"/>TCP <text:s text:c="5"/>86 <text:s text:c="4"/>37015→8070 [PSH, ACK] Seq=43 Ack=35 Win=43776 Len=18 TSval=29240838 TSecr=29218359</text:p>
      <text:p text:style-name="P1"/>
      <text:p text:style-name="P1">Frame 11: 86 bytes on wire (688 bits), 86 bytes captured (688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43, Ack: 35, Len: 18</text:p>
      <text:p text:style-name="P1">Data (18 bytes)</text:p>
      <text:p text:style-name="P1"><text:s text:c="4"/>Data: 52455645525345207468697264c3bc6e650a</text:p>
      <text:p text:style-name="P1"><text:s text:c="4"/>[Length: 18]</text:p>
      <text:p text:style-name="P1"/>
      <text:p text:style-name="P1">0000 <text:s/>00 00 03 04 00 06 00 00 00 00 00 00 00 00 08 00 <text:s text:c="2"/>................</text:p>
      <text:p text:style-name="P1">0010 <text:s/>45 00 00 46 f5 4c 40 00 40 06 47 63 7f 00 00 01 <text:s text:c="2"/>E..F.L@.@.Gc....</text:p>
      <text:p text:style-name="P1">0020 <text:s/>7f 00 00 01 90 97 1f 86 b3 3a 26 5a cd 9f c8 e2 <text:s text:c="2"/>.........:&amp;Z....</text:p>
      <text:p text:style-name="P1">0030 <text:s/>80 18 01 56 fe 3a 00 00 01 01 08 0a 01 be 2e 06 <text:s text:c="2"/>...V.:..........</text:p>
      <text:p text:style-name="P1">0040 <text:s/>01 bd d6 37 52 45 56 45 52 53 45 20 74 68 69 72 <text:s text:c="2"/>...7REVERSE thir</text:p>
      <text:p text:style-name="P1">0050 <text:s/>64 c3 bc 6e 65 0a <text:s text:c="32"/>d..ne.</text:p>
      <text:p text:style-name="P1"/>
      <text:p text:style-name="P1">No. <text:s text:c="4"/>Time <text:s text:c="10"/>Source <text:s text:c="15"/>Destination <text:s text:c="10"/>Protocol Length Info</text:p>
      <text:p text:style-name="P1"><text:s text:c="5"/>12 88.732934000 <text:s text:c="2"/>127.0.0.1 <text:s text:c="12"/>127.0.0.1 <text:s text:c="12"/>TCP <text:s text:c="5"/>79 <text:s text:c="4"/>8070→37015 [PSH, ACK] Seq=35 Ack=61 Win=43776 Len=11 TSval=29240838 TSecr=29240838</text:p>
      <text:p text:style-name="P1"/>
      <text:p text:style-name="P1">Frame 12: 79 bytes on wire (632 bits), 79 bytes captured (632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35, Ack: 61, Len: 11</text:p>
      <text:p text:style-name="P1">Data (11 bytes)</text:p>
      <text:p text:style-name="P1"><text:s text:c="4"/>Data: 0a656ec3bc64726968740a</text:p>
      <text:p text:style-name="P1"><text:s text:c="4"/>[Length: 11]</text:p>
      <text:p text:style-name="P1"/>
      <text:p text:style-name="P1">0000 <text:s/>00 00 03 04 00 06 00 00 00 00 00 00 00 00 08 00 <text:s text:c="2"/>................</text:p>
      <text:p text:style-name="P1">0010 <text:s/>45 00 00 3f 1b ac 40 00 40 06 21 0b 7f 00 00 01 <text:s text:c="2"/>E..?..@.@.!.....</text:p>
      <text:p text:style-name="P1">0020 <text:s/>7f 00 00 01 1f 86 90 97 cd 9f c8 e2 b3 3a 26 6c <text:s text:c="2"/>.............:&amp;l</text:p>
      <text:p text:style-name="P1">0030 <text:s/>80 18 01 56 fe 33 00 00 01 01 08 0a 01 be 2e 06 <text:s text:c="2"/>...V.3..........</text:p>
      <text:p text:style-name="P1">0040 <text:s/>01 be 2e 06 0a 65 6e c3 bc 64 72 69 68 74 0a <text:s text:c="5"/>.....en..driht.</text:p>
      <text:p text:style-name="P1"/>
      <text:p text:style-name="P1">No. <text:s text:c="4"/>Time <text:s text:c="10"/>Source <text:s text:c="15"/>Destination <text:s text:c="10"/>Protocol Length Info</text:p>
      <text:p text:style-name="P1"><text:s text:c="5"/>13 88.733030000 <text:s text:c="2"/>127.0.0.1 <text:s text:c="12"/>127.0.0.1 <text:s text:c="12"/>TCP <text:s text:c="5"/>68 <text:s text:c="4"/>37015→8070 [ACK] Seq=61 Ack=46 Win=43776 Len=0 TSval=29240839 TSecr=29240838</text:p>
      <text:p text:style-name="P1"/>
      <text:p text:style-name="P1">Frame 13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61, Ack: 46, Len: 0</text:p>
      <text:p text:style-name="P1"/>
      <text:p text:style-name="P1">0000 <text:s/>00 00 03 04 00 06 00 00 00 00 00 00 00 00 08 00 <text:s text:c="2"/>................</text:p>
      <text:p text:style-name="P1">0010 <text:s/>45 00 00 34 f5 4d 40 00 40 06 47 74 7f 00 00 01 <text:s text:c="2"/>E..4.M@.@.Gt....</text:p>
      <text:p text:style-name="P1">0020 <text:s/>7f 00 00 01 90 97 1f 86 b3 3a 26 6c cd 9f c8 ed <text:s text:c="2"/>.........:&amp;l....</text:p>
      <text:p text:style-name="P1">0030 <text:s/>80 10 01 56 fe 28 00 00 01 01 08 0a 01 be 2e 07 <text:s text:c="2"/>...V.(..........</text:p>
      <text:p text:style-name="P1">0040 <text:s/>01 be 2e 06 <text:s text:c="38"/>.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. <text:s text:c="4"/>Time <text:s text:c="10"/>Source <text:s text:c="15"/>Destination <text:s text:c="10"/>Protocol Length Info</text:p>
      <text:p text:style-name="P1"><text:s text:c="5"/>14 105.360072000 <text:s/>127.0.0.1 <text:s text:c="12"/>127.0.0.1 <text:s text:c="12"/>TCP <text:s text:c="5"/>72 <text:s text:c="4"/>37015→8070 [PSH, ACK] Seq=61 Ack=46 Win=43776 Len=4 TSval=29257466 TSecr=29240838</text:p>
      <text:p text:style-name="P1"/>
      <text:p text:style-name="P1">Frame 14: 72 bytes on wire (576 bits), 72 bytes captured (576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61, Ack: 46, Len: 4</text:p>
      <text:p text:style-name="P1">Data (4 bytes)</text:p>
      <text:p text:style-name="P1"><text:s text:c="4"/>Data: 4259450a</text:p>
      <text:p text:style-name="P1"><text:s text:c="4"/>[Length: 4]</text:p>
      <text:p text:style-name="P1"/>
      <text:p text:style-name="P1">0000 <text:s/>00 00 03 04 00 06 00 00 00 00 00 00 00 00 08 00 <text:s text:c="2"/>................</text:p>
      <text:p text:style-name="P1">0010 <text:s/>45 00 00 38 f5 4e 40 00 40 06 47 6f 7f 00 00 01 <text:s text:c="2"/>E..8.N@.@.Go....</text:p>
      <text:p text:style-name="P1">0020 <text:s/>7f 00 00 01 90 97 1f 86 b3 3a 26 6c cd 9f c8 ed <text:s text:c="2"/>.........:&amp;l....</text:p>
      <text:p text:style-name="P1">0030 <text:s/>80 18 01 56 fe 2c 00 00 01 01 08 0a 01 be 6e fa <text:s text:c="2"/>...V.,........n.</text:p>
      <text:p text:style-name="P1">0040 <text:s/>01 be 2e 06 42 59 45 0a <text:s text:c="26"/>....BYE.</text:p>
      <text:p text:style-name="P1"/>
      <text:p text:style-name="P1">No. <text:s text:c="4"/>Time <text:s text:c="10"/>Source <text:s text:c="15"/>Destination <text:s text:c="10"/>Protocol Length Info</text:p>
      <text:p text:style-name="P1"><text:s text:c="5"/>15 105.360583000 <text:s/>127.0.0.1 <text:s text:c="12"/>127.0.0.1 <text:s text:c="12"/>TCP <text:s text:c="5"/>75 <text:s text:c="4"/>8070→37015 [PSH, ACK] Seq=46 Ack=65 Win=43776 Len=7 TSval=29257466 TSecr=29257466</text:p>
      <text:p text:style-name="P1"/>
      <text:p text:style-name="P1">Frame 15: 75 bytes on wire (600 bits), 75 bytes captured (600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46, Ack: 65, Len: 7</text:p>
      <text:p text:style-name="P1">Data (7 bytes)</text:p>
      <text:p text:style-name="P1"><text:s text:c="4"/>Data: 4f4b204259450a</text:p>
      <text:p text:style-name="P1"><text:s text:c="4"/>[Length: 7]</text:p>
      <text:p text:style-name="P1"/>
      <text:p text:style-name="P1">0000 <text:s/>00 00 03 04 00 06 00 00 00 00 00 00 00 00 08 00 <text:s text:c="2"/>................</text:p>
      <text:p text:style-name="P1">0010 <text:s/>45 00 00 3b 1b ad 40 00 40 06 21 0e 7f 00 00 01 <text:s text:c="2"/>E..;..@.@.!.....</text:p>
      <text:p text:style-name="P1">0020 <text:s/>7f 00 00 01 1f 86 90 97 cd 9f c8 ed b3 3a 26 70 <text:s text:c="2"/>.............:&amp;p</text:p>
      <text:p text:style-name="P1">0030 <text:s/>80 18 01 56 fe 2f 00 00 01 01 08 0a 01 be 6e fa <text:s text:c="2"/>...V./........n.</text:p>
      <text:p text:style-name="P1">0040 <text:s/>01 be 6e fa 4f 4b 20 42 59 45 0a <text:s text:c="17"/>..n.OK BYE.</text:p>
      <text:p text:style-name="P1"/>
      <text:p text:style-name="P1">No. <text:s text:c="4"/>Time <text:s text:c="10"/>Source <text:s text:c="15"/>Destination <text:s text:c="10"/>Protocol Length Info</text:p>
      <text:p text:style-name="P1"><text:s text:c="5"/>16 105.360907000 <text:s/>127.0.0.1 <text:s text:c="12"/>127.0.0.1 <text:s text:c="12"/>TCP <text:s text:c="5"/>68 <text:s text:c="4"/>8070→37015 [FIN, ACK] Seq=53 Ack=65 Win=43776 Len=0 TSval=29257466 TSecr=29257466</text:p>
      <text:p text:style-name="P1"/>
      <text:p text:style-name="P1">Frame 16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53, Ack: 65, Len: 0</text:p>
      <text:p text:style-name="P1"/>
      <text:p text:style-name="P1">0000 <text:s/>00 00 03 04 00 06 00 00 00 00 00 00 00 00 08 00 <text:s text:c="2"/>................</text:p>
      <text:p text:style-name="P1">0010 <text:s/>45 00 00 34 1b ae 40 00 40 06 21 14 7f 00 00 01 <text:s text:c="2"/>E..4..@.@.!.....</text:p>
      <text:p text:style-name="P1">0020 <text:s/>7f 00 00 01 1f 86 90 97 cd 9f c8 f4 b3 3a 26 70 <text:s text:c="2"/>.............:&amp;p</text:p>
      <text:p text:style-name="P1">0030 <text:s/>80 11 01 56 fe 28 00 00 01 01 08 0a 01 be 6e fa <text:s text:c="2"/>...V.(........n.</text:p>
      <text:p text:style-name="P1">0040 <text:s/>01 be 6e fa <text:s text:c="38"/>..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. <text:s text:c="4"/>Time <text:s text:c="10"/>Source <text:s text:c="15"/>Destination <text:s text:c="10"/>Protocol Length Info</text:p>
      <text:p text:style-name="P1"><text:s text:c="5"/>17 105.361292000 <text:s/>127.0.0.1 <text:s text:c="12"/>127.0.0.1 <text:s text:c="12"/>TCP <text:s text:c="5"/>68 <text:s text:c="4"/>37015→8070 [ACK] Seq=65 Ack=53 Win=43776 Len=0 TSval=29257467 TSecr=29257466</text:p>
      <text:p text:style-name="P1"/>
      <text:p text:style-name="P1">Frame 17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65, Ack: 53, Len: 0</text:p>
      <text:p text:style-name="P1"/>
      <text:p text:style-name="P1">0000 <text:s/>00 00 03 04 00 06 00 00 00 00 00 00 00 00 08 00 <text:s text:c="2"/>................</text:p>
      <text:p text:style-name="P1">0010 <text:s/>45 00 00 34 f5 4f 40 00 40 06 47 72 7f 00 00 01 <text:s text:c="2"/>E..4.O@.@.Gr....</text:p>
      <text:p text:style-name="P1">0020 <text:s/>7f 00 00 01 90 97 1f 86 b3 3a 26 70 cd 9f c8 f4 <text:s text:c="2"/>.........:&amp;p....</text:p>
      <text:p text:style-name="P1">0030 <text:s/>80 10 01 56 fe 28 00 00 01 01 08 0a 01 be 6e fb <text:s text:c="2"/>...V.(........n.</text:p>
      <text:p text:style-name="P1">0040 <text:s/>01 be 6e fa <text:s text:c="38"/>..n.</text:p>
      <text:p text:style-name="P1"/>
      <text:p text:style-name="P1">No. <text:s text:c="4"/>Time <text:s text:c="10"/>Source <text:s text:c="15"/>Destination <text:s text:c="10"/>Protocol Length Info</text:p>
      <text:p text:style-name="P1"><text:s text:c="5"/>18 105.361292000 <text:s/>127.0.0.1 <text:s text:c="12"/>127.0.0.1 <text:s text:c="12"/>TCP <text:s text:c="5"/>68 <text:s text:c="4"/>37015→8070 [FIN, ACK] Seq=65 Ack=54 Win=43776 Len=0 TSval=29257467 TSecr=29257466</text:p>
      <text:p text:style-name="P1"/>
      <text:p text:style-name="P1">Frame 18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37015 (37015), Dst Port: 8070 (8070), Seq: 65, Ack: 54, Len: 0</text:p>
      <text:p text:style-name="P1"/>
      <text:p text:style-name="P1">0000 <text:s/>00 00 03 04 00 06 00 00 00 00 00 00 00 00 08 00 <text:s text:c="2"/>................</text:p>
      <text:p text:style-name="P1">0010 <text:s/>45 00 00 34 f5 50 40 00 40 06 47 71 7f 00 00 01 <text:s text:c="2"/>E..4.P@.@.Gq....</text:p>
      <text:p text:style-name="P1">0020 <text:s/>7f 00 00 01 90 97 1f 86 b3 3a 26 70 cd 9f c8 f5 <text:s text:c="2"/>.........:&amp;p....</text:p>
      <text:p text:style-name="P1">0030 <text:s/>80 11 01 56 fe 28 00 00 01 01 08 0a 01 be 6e fb <text:s text:c="2"/>...V.(........n.</text:p>
      <text:p text:style-name="P1">0040 <text:s/>01 be 6e fa <text:s text:c="38"/>..n.</text:p>
      <text:p text:style-name="P1"/>
      <text:p text:style-name="P1">No. <text:s text:c="4"/>Time <text:s text:c="10"/>Source <text:s text:c="15"/>Destination <text:s text:c="10"/>Protocol Length Info</text:p>
      <text:p text:style-name="P1"><text:s text:c="5"/>19 105.361292000 <text:s/>127.0.0.1 <text:s text:c="12"/>127.0.0.1 <text:s text:c="12"/>TCP <text:s text:c="5"/>68 <text:s text:c="4"/>8070→37015 [ACK] Seq=54 Ack=66 Win=43776 Len=0 TSval=29257467 TSecr=29257467</text:p>
      <text:p text:style-name="P1"/>
      <text:p text:style-name="P1">Frame 19: 68 bytes on wire (544 bits), 68 bytes captured (544 bits) on interface 0</text:p>
      <text:p text:style-name="P1">Linux cooked capture</text:p>
      <text:p text:style-name="P1">Internet Protocol Version 4, Src: 127.0.0.1 (127.0.0.1), Dst: 127.0.0.1 (127.0.0.1)</text:p>
      <text:p text:style-name="P1">Transmission Control Protocol, Src Port: 8070 (8070), Dst Port: 37015 (37015), Seq: 54, Ack: 66, Len: 0</text:p>
      <text:p text:style-name="P1"/>
      <text:p text:style-name="P1">0000 <text:s/>00 00 03 04 00 06 00 00 00 00 00 00 00 00 08 00 <text:s text:c="2"/>................</text:p>
      <text:p text:style-name="P1">0010 <text:s/>45 00 00 34 1b af 40 00 40 06 21 13 7f 00 00 01 <text:s text:c="2"/>E..4..@.@.!.....</text:p>
      <text:p text:style-name="P1">0020 <text:s/>7f 00 00 01 1f 86 90 97 cd 9f c8 f5 b3 3a 26 71 <text:s text:c="2"/>.............:&amp;q</text:p>
      <text:p text:style-name="P1">0030 <text:s/>80 10 01 56 fe 28 00 00 01 01 08 0a 01 be 6e fb <text:s text:c="2"/>...V.(........n.</text:p>
      <text:p text:style-name="P1">0040 <text:s/>01 be 6e fb <text:s text:c="38"/>..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Linux_X86_64 LibreOffice_project/430m0$Build-2</meta:generator>
    <dc:date>2015-04-12T21:55:53.026770445</dc:date>
    <meta:editing-duration>PT4M17S</meta:editing-duration>
    <meta:editing-cycles>1</meta:editing-cycles>
    <meta:document-statistic meta:table-count="0" meta:image-count="0" meta:object-count="0" meta:page-count="6" meta:paragraph-count="237" meta:word-count="2971" meta:character-count="17745" meta:non-whitespace-character-count="12663"/>
  </office:meta>
</office:document-meta>
</file>